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nable Haptic Feed Back</text:span></text:p>
      <text:p text:style-name="P1"><text:span text:style-name="T1">By default, haptic feedback is enabled, so if your device supports haptic feedback, you don't have to set this registry setting</text:span></text:p>
      <text:p text:style-name="P1"><text:span text:style-name="T1">Go to </text:span></text:p>
      <text:p text:style-name="P1"><text:span text:style-name="T1">HKEY_LOCAL_MACHINE\SYSTEM\TOUCH\Buttons</text:span></text:p>
      <text:p text:style-name="P1"><text:span text:style-name="T1">HapticFeedbackSupported (DWORD)<text:tab/></text:span></text:p>
      <text:p text:style-name="P1"><text:span text:style-name="T1">0x0: Feature not supported on this device</text:span></text:p>
      <text:p text:style-name="P1"><text:span text:style-name="T1">0x1: Feature supported on this device</text:span></text:p>
      <text:p text:style-name="P1"><text:span text:style-name="T1"/></text:p>
      <text:p text:style-name="P1"><text:a xlink:href="https://docs.microsoft.com/en-us/uwp/api/windows.devices.i2c.i2ccontroller"><text:span text:style-name="T2">https://docs.microsoft.com/en-us/uwp/api/windows.devices.i2c.i2ccontroller</text:span></text:a><text:span text:style-name="T3"/></text:p>
      <text:p text:style-name="P1"><text:span text:style-name="T3">Install Windows universal for visual C++</text:span></text:p>
      <text:p text:style-name="P1"><text:span text:style-name="T3">Windows.Devices.I2c Namespace not being recognized in Visual Studio 2017 (</text:span><text:span text:style-name="T4">15.2</text:span><text:span text:style-name="T5">)</text:span></text:p>
      <text:p text:style-name="P1"><text:span text:style-name="T5">Issue Details: </text:span></text:p>
      <text:p text:style-name="P1"><text:a xlink:href="https://developercommunity.visualstudio.com/content/problem/19245/using-windowsdevicesi2c-not-recognized-after-upgra.html"><text:span text:style-name="T6">https://developercommunity.visualstudio.com/content/problem/19245/using-windowsdevicesi2c-not-recognized-after-upgra.html</text:span></text:a><text:span text:style-name="T7"/></text:p>
      <text:p text:style-name="P1"><text:span text:style-name="T7">The visual studio team has closed the issue without fixing it. However, it works for visual studio 2017 (</text:span><text:span text:style-name="T8">15.1</text:span><text:span text:style-name="T9">) (but not for 15.2) and windows sdk 10.1.15063.137.</text:span></text:p>
      <text:p text:style-name="P1"><text:span text:style-name="T9">But I am unable to install visual studio for 15.1. They are taking me back to Visual studio 2015 or others.</text:span></text:p>
      <text:p text:style-name="P1"><text:a xlink:href="https://github.com/Cemtrex/Haptic-test.git"><text:span text:style-name="T10">https://github.com/Cemtrex/Haptic-test.git</text:span></text:a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